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T4" style:parent-style-name="Hyperlink" style:family="text">
      <style:text-properties style:font-name="DengXian" style:font-name-asian="DengXian" style:language-asian="zh" style:country-asian="CN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" style:parent-style-name="Hyperlink" style:family="text">
      <style:text-properties style:language-asian="zh" style:country-asian="CN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Hyperlink" style:family="text">
      <style:text-properties style:font-name="DengXian" style:font-name-asian="DengXian" style:language-asian="zh" style:country-asian="CN"/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" style:parent-style-name="DefaultParagraphFont" style:family="text">
      <style:text-properties style:font-name="DengXian" style:font-name-asian="DengXian" style:language-asian="zh" style:country-asian="CN"/>
    </style:style>
    <style:style style:name="T12" style:parent-style-name="DefaultParagraphFont" style:family="text">
      <style:text-properties style:language-asian="zh" style:country-asian="CN"/>
    </style:style>
    <style:style style:name="P13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P14" style:parent-style-name="Textbody" style:family="paragraph">
      <style:text-properties style:font-name="Consolas" fo:color="#000000" fo:font-size="10pt" style:font-size-asian="10pt" style:font-size-complex="10pt" fo:background-color="#F5F5F5"/>
    </style:style>
    <style:style style:name="T15" style:parent-style-name="DefaultParagraphFont" style:family="text">
      <style:text-properties style:language-asian="zh" style:country-asian="CN"/>
    </style:style>
    <style:style style:name="T16" style:parent-style-name="Strong" style:family="text">
      <style:text-properties style:font-name="Arial" style:font-name-complex="Arial" fo:font-size="16.5pt" style:font-size-asian="16.5pt" style:font-size-complex="16.5pt" fo:background-color="#FFFFFF"/>
    </style:style>
    <style:style style:name="T17" style:parent-style-name="DefaultParagraphFont" style:family="text">
      <style:text-properties style:font-name="DengXian" style:font-name-asian="DengXian" style:language-asian="zh" style:country-asian="CN"/>
    </style:style>
    <style:style style:name="T18" style:parent-style-name="DefaultParagraphFont" style:family="text">
      <style:text-properties style:font-name="Consolas" fo:color="#24292E"/>
    </style:style>
    <style:style style:name="T19" style:parent-style-name="DefaultParagraphFont" style:family="text">
      <style:text-properties style:font-name="Consolas" fo:color="#24292E"/>
    </style:style>
    <style:style style:name="T20" style:parent-style-name="DefaultParagraphFont" style:family="text">
      <style:text-properties style:font-name="DengXian" style:font-name-asian="DengXian" fo:color="#24292E"/>
    </style:style>
    <style:style style:name="T21" style:parent-style-name="DefaultParagraphFont" style:family="text">
      <style:text-properties style:font-name="Consolas" fo:color="#24292E"/>
    </style:style>
    <style:style style:name="T22" style:parent-style-name="DefaultParagraphFont" style:family="text">
      <style:text-properties style:font-name="Consolas" fo:font-style="italic" style:font-style-asian="italic" style:font-style-complex="italic" fo:color="#24292E"/>
    </style:style>
    <style:style style:name="T23" style:parent-style-name="DefaultParagraphFont" style:family="text">
      <style:text-properties style:font-name="Consolas" fo:color="#24292E"/>
    </style:style>
    <style:style style:name="T24" style:parent-style-name="DefaultParagraphFont" style:family="text">
      <style:text-properties style:font-name="Consolas" fo:font-style="italic" style:font-style-asian="italic" style:font-style-complex="italic" fo:color="#24292E"/>
    </style:style>
    <style:style style:name="T25" style:parent-style-name="DefaultParagraphFont" style:family="text">
      <style:text-properties style:font-name="Consolas" fo:color="#24292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76589841" office:target-frame-name="_top" xlink:show="replace"><text:span text:style-name="Hyperlink">1</text:span><text:tab/><text:span text:style-name="Hyperlink">Fetch online git materials</text:span><text:tab/>1</text:a></text:p>
          <text:p text:style-name="P2"><text:a xlink:href="#_Toc76589842" office:target-frame-name="_top" xlink:show="replace"><text:span text:style-name="Hyperlink">1.1</text:span><text:tab/><text:span text:style-name="Hyperlink">Fetch online git materials</text:span><text:tab/>1</text:a></text:p>
          <text:p text:style-name="P3"><text:a xlink:href="#_Toc76589843" office:target-frame-name="_top" xlink:show="replace"><text:span text:style-name="Hyperlink">2</text:span><text:tab/><text:span text:style-name="Hyperlink">S</text:span><text:span text:style-name="T4">end</text:span><text:span text:style-name="Hyperlink"><text:s/>files to online repository</text:span><text:tab/>1</text:a></text:p>
          <text:p text:style-name="P5"><text:a xlink:href="#_Toc76589844" office:target-frame-name="_top" xlink:show="replace"><text:span text:style-name="Hyperlink">3</text:span><text:tab/><text:span text:style-name="Hyperlink">Operations on remote repositories</text:span><text:tab/>1</text:a></text:p>
          <text:p text:style-name="P6"><text:a xlink:href="#_Toc76589845" office:target-frame-name="_top" xlink:show="replace"><text:span text:style-name="Hyperlink">3.1.1</text:span><text:tab/><text:span text:style-name="T7">View the name of ‘origin’</text:span><text:tab/>1</text:a></text:p>
          <text:p text:style-name="P8"><text:a xlink:href="#_Toc76589846" office:target-frame-name="_top" xlink:show="replace"><text:span text:style-name="Hyperlink">3.1.2</text:span><text:tab/><text:span text:style-name="T9">Ch</text:span><text:span text:style-name="Hyperlink">anging the origin name</text:span><text:tab/>1</text:a></text:p>
          <text:p text:style-name="P10"><text:a xlink:href="#_Toc76589847" office:target-frame-name="_top" xlink:show="replace"><text:span text:style-name="Hyperlink">3.2</text:span><text:tab/><text:span text:style-name="Hyperlink">Deleting remote branches</text:span><text:tab/>2</text:a></text:p>
        </text:index-body>
      </text:table-of-content>
      <text:h text:style-name="Heading1" text:outline-level="1"/>
      <text:h text:style-name="Heading1" text:outline-level="1"><text:bookmark-start text:name="__RefHeading__21747_1778572435"/><text:bookmark-start text:name="_Toc76589841"/>Fetch online git materials<text:bookmark-end text:name="__RefHeading__21747_1778572435"/><text:bookmark-end text:name="_Toc76589841"/></text:h>
      <text:h text:style-name="Heading2" text:outline-level="2"><text:bookmark-start text:name="__RefHeading__21749_1778572435"/><text:bookmark-start text:name="_Toc76589842"/>Fetch online git materials<text:bookmark-end text:name="__RefHeading__21749_1778572435"/><text:bookmark-end text:name="_Toc76589842"/></text:h>
      <text:p text:style-name="Textbody">1.</text:p>
      <text:p text:style-name="Textbody">Get into the filefolder that you want to save materials from git</text:p>
      <text:p text:style-name="Textbody">2.</text:p>
      <text:p text:style-name="Textbody">Configure git by running</text:p>
      <text:p text:style-name="Textbody">git config --global user.name “Your Name“</text:p>
      <text:p text:style-name="Textbody">git config --global user.email<text:s/>you@somewhere.nl</text:p>
      <text:p text:style-name="Textbody">3.</text:p>
      <text:p text:style-name="Textbody">Fetch the course repository by running</text:p>
      <text:p text:style-name="Textbody">git clone https://gitlab.com/mmoelle1/tw3720tu.2017</text:p>
      <text:p text:style-name="Textbody"/>
      <text:h text:style-name="Heading1" text:outline-level="1"><text:bookmark-start text:name="_Toc76589843"/>S<text:span text:style-name="T11">end</text:span><text:s/>files to online repository<text:bookmark-end text:name="_Toc76589843"/></text:h>
      <text:p text:style-name="Textbody">An tutorial can be found at<text:s/></text:p>
      <text:p text:style-name="Textbody"><text:a xlink:href="https://www.howtoforge.com/tutorial/install-git-and-github-on-ubuntu/" office:target-frame-name="_top" xlink:show="replace"><text:span text:style-name="Hyperlink">https://www.howtoforge.com/tutorial/install-git-and-github-on-ubuntu/</text:span></text:a></text:p>
      <text:p text:style-name="Textbody"/>
      <text:p text:style-name="Textbody"/>
      <text:h text:style-name="Heading2" text:outline-level="2"><text:span text:style-name="T12">show</text:span><text:s/>added files for pushing</text:h>
      <text:p text:style-name="P13">git whatchanged --diff-filter=A</text:p>
      <text:p text:style-name="Textbody"><text:a xlink:href="https://superuser.com/questions/117626/find-recently-added-files-with-git" office:target-frame-name="_top" xlink:show="replace"><text:span text:style-name="Hyperlink">https://superuser.com/questions/117626/find-recently-added-files-with-git</text:span></text:a></text:p>
      <text:p text:style-name="Textbody"/>
      <text:h text:style-name="Heading2" text:outline-level="2"><text:a xlink:href="https://stevenmortimer.com/5-steps-to-change-github-default-branch-from-master-to-main/" office:target-frame-name="_top" xlink:show="replace">change GitHub default branch from master to main</text:a></text:h>
      <text:p text:style-name="P14">git branch -m master main</text:p>
      <text:p text:style-name="Textbody"><text:a xlink:href="https://stevenmortimer.com/5-steps-to-change-github-default-branch-from-master-to-main/" office:target-frame-name="_top" xlink:show="replace"><text:span text:style-name="Hyperlink">https://stevenmortimer.com/5-steps-to-change-github-default-branch-from-master-to-main/</text:span></text:a></text:p>
      <text:p text:style-name="Textbody"/>
      <text:p text:style-name="Textbody"/>
      <text:h text:style-name="Heading1" text:outline-level="1"><text:bookmark-start text:name="_Toc76589844"/>Operations on remote repositories<text:bookmark-end text:name="_Toc76589844"/></text:h>
      <text:h text:style-name="Heading3" text:outline-level="3"><text:bookmark-start text:name="_Toc76589845"/><text:span text:style-name="T15">View the name of ‘origin’</text:span><text:bookmark-end text:name="_Toc76589845"/></text:h>
      <text:p text:style-name="Textbody"><text:span text:style-name="T16">git remote -v</text:span></text:p>
      <text:h text:style-name="Heading3" text:outline-level="3"><text:bookmark-start text:name="_Toc76589846"/><text:span text:style-name="T17">Ch</text:span>anging the origin name<text:bookmark-end text:name="_Toc76589846"/></text:h>
      <text:p text:style-name="HTMLPreformatted"><text:span text:style-name="T18">g</text:span><text:span text:style-name="T19">it remote set-url<text:s/></text:span><text:span text:style-name="T20">origin</text:span><text:span text:style-name="T21"><text:s/>https://github.com/</text:span><text:span text:style-name="T22">USERNAME</text:span><text:span text:style-name="T23">/</text:span><text:span text:style-name="T24">REPOSITORY</text:span><text:span text:style-name="T25">.git</text:span></text:p>
      <text:p text:style-name="Textbody"/>
      <text:p text:style-name="Textbody"><text:a xlink:href="https://docs.github.com/en/github/getting-started-with-github/getting-started-with-git/managing-remote-repositories" office:target-frame-name="_top" xlink:show="replace"><text:span text:style-name="Hyperlink">https://docs.github.com/en/git</text:span><text:bookmark-start text:name="_Hlt76589953"/><text:bookmark-start text:name="_Hlt76589954"/><text:span text:style-name="Hyperlink">h</text:span><text:bookmark-end text:name="_Hlt76589953"/><text:bookmark-end text:name="_Hlt76589954"/><text:span text:style-name="Hyperlink">ub/getting-started-with</text:span><text:span text:style-name="Hyperlink">-github/getting-started-with-git/managing-remote-repositories</text:span></text:a></text:p>
      <text:h text:style-name="Heading2" text:outline-level="2"><text:bookmark-start text:name="_Toc76589847"/>Deleting remote branches<text:bookmark-end text:name="_Toc76589847"/></text:h>
      <text:p text:style-name="Textbody">git push origin --delete test</text:p>
      <text:p text:style-name="Textbody"><text:a xlink:href="https://www.educative.io/edpresso/how-to-delete-remote-branches-in-git" office:target-frame-name="_top" xlink:show="replace"><text:span text:style-name="Hyperlink">https://www.educative.io/edpresso/how-to-delete-rem</text:span><text:span text:style-name="Hyperlink">ote-branches-in-git</text:span>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7-08T23:43:00Z</dc:date>
    <meta:template xlink:href="Normal.dotm" xlink:type="simple"/>
    <meta:editing-cycles>20</meta:editing-cycles>
    <meta:editing-duration>PT3204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38" meta:character-count="2267" meta:row-count="16" meta:non-whitespace-character-count="1933"/>
  </office:meta>
</office:document-meta>
</file>